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ura </meta:initial-creator>
    <meta:creation-date>2015-01-13T16:52:3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0.2.2$Linux_x86 LibreOffice_project/400m0$Build-2</meta:generator>
  </office:meta>
</office:document-meta>
</file>